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6c5c" officeooo:paragraph-rsid="00096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ML</text:p>
      <text:p text:style-name="P1"/>
      <text:p text:style-name="P1">1. Introduccion</text:p>
      <text:p text:style-name="P1"><text:a xlink:type="simple" xlink:href="https://docs.google.com/presentation/d/1tZNvjFCYn2scywXzQJqrNVOEGveXPxVZy4zdj77cee0/present?slide=id.p1" text:style-name="Internet_20_link" text:visited-style-name="Visited_20_Internet_20_Link">https://docs.google.com/presentation/d/1tZNvjFCYn2scywXzQJqrNVOEGveXPxVZy4zdj77cee0/present?slide=id.p1</text:a></text:p>
      <text:p text:style-name="P1"/>
      <text:p text:style-name="P1">2. Sintaxis</text:p>
      <text:p text:style-name="P1"><text:a xlink:type="simple" xlink:href="https://docs.google.com/presentation/d/1Im3m9pRK7QiKpewaTjg_azoofk5w7Os5vkqXtCRvNvQ/present?slide=id.p1" text:style-name="Internet_20_link" text:visited-style-name="Visited_20_Internet_20_Link">https://docs.google.com/presentation/d/1Im3m9pRK7QiKpewaTjg_azoofk5w7Os5vkqXtCRvNvQ/present?slide=id.p1</text:a></text:p>
      <text:p text:style-name="P1"/>
      <text:p text:style-name="P1">3. DTDs</text:p>
      <text:p text:style-name="P1"><text:a xlink:type="simple" xlink:href="https://docs.google.com/presentation/d/1dmQssrJ9yCwAJxjE4XgEuu_iPxob9-j01d_ZD85nDwY/present?slide=id.p5" text:style-name="Internet_20_link" text:visited-style-name="Visited_20_Internet_20_Link">https://docs.google.com/presentation/d/1dmQssrJ9yCwAJxjE4XgEuu_iPxob9-j01d_ZD85nDwY/present?slide=id.p5</text:a></text:p>
      <text:p text:style-name="P1"/>
      <text:p text:style-name="P1">4. Espacios de nombres</text:p>
      <text:p text:style-name="P1"><text:a xlink:type="simple" xlink:href="https://docs.google.com/presentation/d/1PGSetZJZFt-YK-rCSXUgi99HPvmZMjFAZ6EEd9xdQNc/preview?slide=id.p5" text:style-name="Internet_20_link" text:visited-style-name="Visited_20_Internet_20_Link">https://docs.google.com/presentation/d/1PGSetZJZFt-YK-rCSXUgi99HPvmZMjFAZ6EEd9xdQNc/preview?slide=id.p5</text:a></text:p>
      <text:p text:style-name="P1"/>
      <text:p text:style-name="P1">5. Schemas XSD</text:p>
      <text:p text:style-name="P1"><text:a xlink:type="simple" xlink:href="https://docs.google.com/presentation/d/1-h-9yYxcpRFf4IuwFqSOcOyGMfvEXkVyXi42F_a8Ifw/preview?slide=id.p5" text:style-name="Internet_20_link" text:visited-style-name="Visited_20_Internet_20_Link">https://docs.google.com/presentation/d/1-h-9yYxcpRFf4IuwFqSOcOyGMfvEXkVyXi42F_a8Ifw/preview?slide=id.p5</text:a></text:p>
      <text:p text:style-name="P1"/>
      <text:p text:style-name="P1">6. XPATH</text:p>
      <text:p text:style-name="P1"><text:a xlink:type="simple" xlink:href="https://docs.google.com/presentation/d/1V4xlErAJoOhN0ngc06xVnu25yOe2hIlSDUUf0HaIX8k/present?slide=id.p5" text:style-name="Internet_20_link" text:visited-style-name="Visited_20_Internet_20_Link">https://docs.google.com/presentation/d/1V4xlErAJoOhN0ngc06xVnu25yOe2hIlSDUUf0HaIX8k/present?slide=id.p5</text:a></text:p>
      <text:p text:style-name="P1"/>
      <text:p text:style-name="P1">7. XSLT</text:p>
      <text:p text:style-name="P1"><text:a xlink:type="simple" xlink:href="https://docs.google.com/presentation/d/13yW2dB04HMX8p6z8BVI2MF50QFZ_tX4Ho7VRaOZpFiM/present?slide=id.p5" text:style-name="Internet_20_link" text:visited-style-name="Visited_20_Internet_20_Link">https://docs.google.com/presentation/d/13yW2dB04HMX8p6z8BVI2MF50QFZ_tX4Ho7VRaOZpFiM/present?slide=id.p5</text:a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20:41:59.594000000</meta:creation-date>
    <dc:date>2022-05-18T20:48:13.020000000</dc:date>
    <meta:editing-duration>PT6M14S</meta:editing-duration>
    <meta:editing-cycles>1</meta:editing-cycles>
    <meta:document-statistic meta:table-count="0" meta:image-count="0" meta:object-count="0" meta:page-count="1" meta:paragraph-count="15" meta:word-count="25" meta:character-count="808" meta:non-whitespace-character-count="798"/>
    <meta:generator>LibreOffice/7.0.1.2$Windows_X86_64 LibreOffice_project/7cbcfc562f6eb6708b5ff7d7397325de9e764452</meta:generator>
  </office:meta>
</office:document-meta>
</file>